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" style:parent-style-name="Normal" style:list-style-name="LFO10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" style:parent-style-name="Normal" style:list-style-name="LFO10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" style:parent-style-name="Normal" style:list-style-name="LFO10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9" style:parent-style-name="Normal" style:list-style-name="LFO8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" style:parent-style-name="Normal" style:list-style-name="LFO8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1" style:parent-style-name="Normal" style:list-style-name="LFO8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4" style:parent-style-name="ListParagraph" style:list-style-name="LFO11" style:family="paragraph">
      <style:paragraph-properties fo:text-align="justify" fo:margin-top="0.0694in" fo:margin-bottom="0.0694in" fo:line-height="100%" fo:margin-left="0.2958in" fo:text-indent="-0.1972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text-align="justify"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text-align="justify"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0" style:parent-style-name="Normal" style:list-style-name="LFO2" style:family="paragraph">
      <style:paragraph-properties fo:text-align="justify" fo:margin-top="0.0694in" fo:margin-bottom="0.0694in" fo:line-height="100%">
        <style:tab-stops>
          <style:tab-stop style:type="left" style:position="-0.0076in"/>
        </style:tab-stops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" style:parent-style-name="Normal" style:list-style-name="LFO2" style:family="paragraph">
      <style:paragraph-properties fo:text-align="justify" fo:margin-top="0.0694in" fo:margin-bottom="0.0694in" fo:line-height="100%">
        <style:tab-stops>
          <style:tab-stop style:type="left" style:position="-0.0076in"/>
        </style:tab-stops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2" style:parent-style-name="Normal" style:list-style-name="LFO2" style:family="paragraph">
      <style:paragraph-properties fo:text-align="justify" fo:margin-top="0.0694in" fo:margin-bottom="0.0694in" fo:line-height="100%">
        <style:tab-stops>
          <style:tab-stop style:type="left" style:position="-0.0076in"/>
        </style:tab-stops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5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6" style:parent-style-name="Normal" style:family="paragraph">
      <style:paragraph-properties fo:text-align="justify"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2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text-align="justify"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3" style:parent-style-name="Normal" style:list-style-name="LFO3" style:family="paragraph">
      <style:paragraph-properties fo:text-align="justify"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3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1" style:parent-style-name="Normal" style:list-style-name="LFO3" style:family="paragraph">
      <style:paragraph-properties fo:text-align="justify"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4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5" style:parent-style-name="Normal" style:family="paragraph">
      <style:paragraph-properties fo:text-align="justify"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4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4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0" style:parent-style-name="ListParagraph" style:list-style-name="LFO3" style:family="paragraph">
      <style:paragraph-properties fo:text-align="justify" fo:margin-top="0.0694in" fo:margin-bottom="0.0694in" fo:line-height="100%" fo:margin-left="0.29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text-align="justify"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text-align="justify" fo:margin-top="0.0694in" fo:margin-bottom="0.0694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58" style:parent-style-name="Normal" style:list-style-name="LFO4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9" style:parent-style-name="Normal" style:list-style-name="LFO4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text-align="justify"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62" style:parent-style-name="Normal" style:list-style-name="LFO5" style:family="paragraph">
      <style:paragraph-properties fo:text-align="justify"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68" style:parent-style-name="Normal" style:list-style-name="LFO5" style:family="paragraph">
      <style:paragraph-properties fo:text-align="justify"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1" style:parent-style-name="Normal" style:list-style-name="LFO5" style:family="paragraph">
      <style:paragraph-properties fo:text-align="justify"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4" style:parent-style-name="Normal" style:family="paragraph">
      <style:paragraph-properties fo:text-align="justify"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8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9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80" style:parent-style-name="Normal" style:family="paragraph">
      <style:paragraph-properties fo:text-align="justify"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8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text-align="justify" fo:margin-top="0.0694in" fo:margin-bottom="0.0694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Summary of objectives and data</text:span></text:p>
      <text:p text:style-name="P3">I<text:s/>examined weekly sales across Walmart stores using the Kaggle Walmart dataset<text:s/>years 2010 to 2012. The analysis focused on three linked<text:s/>objectives<text:s/>:</text:p>
      <text:list text:style-name="LFO10" text:continue-numbering="true">
        <text:list-item>
          <text:p text:style-name="P4">to characterize<text:s/>their<text:s/>distribution and seasonality of weekly sales.</text:p>
        </text:list-item>
        <text:list-item>
          <text:p text:style-name="P5">to measure the<text:s/>relationship<text:s/>between weekly sales and economic/operational predictors (temperature, fuel price, CPI, unemployment, holiday flag).</text:p>
        </text:list-item>
        <text:list-item>
          <text:p text:style-name="P6">to estimate marginal effects and run diagnostics to check assumptions.</text:p>
        </text:list-item>
      </text:list>
      <text:p text:style-name="P7">The dataset covers weekly observations and includes<text:s/>Weekly Sales, Temperature, Fuel_Price, CPI, Unemployment, and Holiday_Flag. Data cleaning steps (de-duplication, date conversion, and simple missing-value handling) were applied prior to analysis.</text:p>
      <text:h text:style-name="P8" text:outline-level="2">Limitations</text:h>
      <text:list text:style-name="LFO8" text:continue-numbering="true">
        <text:list-item>
          <text:p text:style-name="P9">The analysis used aggregated weekly sales. A<text:s/>finer temporal (daily) or SKU-level data may reveal stronger relationships<text:s/>indepth.</text:p>
        </text:list-item>
        <text:list-item>
          <text:p text:style-name="P10">Some variables that likely drive sales (promotions, competitor pricing, inventory stockouts, advertising) were not present. Without them, omitted variable bias is a risk.</text:p>
        </text:list-item>
        <text:list-item>
          <text:p text:style-name="P11">OLS conclusions are conditional on the current variable set; adding high-value predictors will change coefficients and diagnostic behavior.</text:p>
        </text:list-item>
      </text:list>
      <text:h text:style-name="P12" text:outline-level="2"/>
      <text:h text:style-name="P13" text:outline-level="2">Results and Discussions</text:h>
      <text:list text:style-name="LFO11" text:continue-numbering="true">
        <text:list-item>
          <text:p text:style-name="P14">Distribution and time-series patterns (figures: boxplots and time series)</text:p>
        </text:list-item>
      </text:list>
      <text:p text:style-name="P15"><text:span text:style-name="T16">What I plotted:</text:span><text:span text:style-name="T17"><text:s/>boxplots of weekly sales by year and a line plot of average weekly sales over time.</text:span></text:p>
      <text:p text:style-name="P18"><text:span text:style-name="T19">Key findings:</text:span></text:p>
      <text:list text:style-name="LFO2" text:continue-numbering="true">
        <text:list-item>
          <text:p text:style-name="P20">The median weekly sales is stable across years and sits near the same baseline (~$0.9–1.0M). This suggests the retail core demand is consistent year-to-year.</text:p>
        </text:list-item>
        <text:list-item>
          <text:p text:style-name="P21">There are large, recurring spikes around late November–December consistent with holiday shopping (Black Friday/Christmas) and promotional activity. These appear as extreme outliers on the boxplots and sharp peaks on the time series.</text:p>
        </text:list-item>
        <text:list-item>
          <text:p text:style-name="P22">Outside holiday spikes, the series shows weak long-term trend but strong seasonal shocks (regular annual peaks). This pattern implies that forecasting models must explicitly model seasonality or include holiday indicators to capture these predictable spikes.</text:p>
        </text:list-item>
      </text:list>
      <text:p text:style-name="P23">the business should treat holiday weeks as structurally different regimes — separate forecast models or explicit holiday dummies will reduce forecast errors and prevent misleading coefficient estimates that try to “explain” seasonal spikes with ordinary predictors.</text:p>
      <text:p text:style-name="P24"/>
      <text:soft-page-break/>
      <text:h text:style-name="P25" text:outline-level="2">2. Correlation structure (figure: correlation heatmap)</text:h>
      <text:p text:style-name="P26"><text:span text:style-name="T27">What I measured:</text:span><text:span text:style-name="T28"><text:s/>Pearson correlations between<text:s/></text:span><text:span text:style-name="T29">Weekly Sales</text:span><text:span text:style-name="T30"><text:s/>and predictors.</text:span></text:p>
      <text:p text:style-name="P31"><text:span text:style-name="T32">Key findings:</text:span></text:p>
      <text:list text:style-name="LFO3" text:continue-numbering="true">
        <text:list-item>
          <text:p text:style-name="P33"><text:span text:style-name="T34">Correlation coefficients between<text:s/></text:span><text:span text:style-name="T35">Weekly Sales</text:span><text:span text:style-name="T36"><text:s/>and individual predictors are<text:s/></text:span><text:span text:style-name="T37">very weak</text:span><text:span text:style-name="T38"><text:s/>(roughly ±0.10 or smaller). No predictor show</text:span><text:span text:style-name="T39">ed<text:s/></text:span><text:span text:style-name="T40">a strong linear relationship with weekly sales in raw form.</text:span></text:p>
        </text:list-item>
        <text:list-item>
          <text:p text:style-name="P41"><text:span text:style-name="T42">The strongest correlations are<text:s/></text:span><text:span text:style-name="T43">not</text:span><text:span text:style-name="T44"><text:s/>between sales and a single economic predictor, but among predictors themselves (e.g., CPI and unemployment show meaningful negative association in our sample).</text:span></text:p>
        </text:list-item>
      </text:list>
      <text:p text:style-name="P45"><text:span text:style-name="T46">Interpretation:</text:span><text:span text:style-name="T47"><text:s/>Weak pairwise linear correlations imply that sales are influenced by<text:s/></text:span><text:span text:style-name="T48">multiple interacting factors</text:span><text:span text:style-name="T49"><text:s/>and non-linearities, or that the predictors in the dataset (temperature, fuel price, CPI, unemployment) are insufficiently granular (no SKU-level promotion flags, no day-of-week effects, no store demographics). Contemporary retail forecasting literature emphasizes the need for high-dimensional features (promotions, loyalty data, intra-category effects) to materially improve forecast accuracy.<text:s/></text:span></text:p>
      <text:list text:style-name="LFO3" text:continue-numbering="true">
        <text:list-item>
          <text:list>
            <text:list-item>
              <text:p text:style-name="P50">OLS regression results and diagnostics</text:p>
            </text:list-item>
          </text:list>
        </text:list-item>
      </text:list>
      <text:p text:style-name="P51"><text:span text:style-name="T52">Model</text:span><text:span text:style-name="T53"><text:s/>form used</text:span><text:span text:style-name="T54">:</text:span><text:span text:style-name="T55"><text:s/>Weekly_Sales ~ Temperature + Fuel_Price + CPI + Unemployment + Holiday_Flag (constant included). Depending on whether CPI was used to create an inflation-adjusted sales measure, results are similar qualitatively.</text:span></text:p>
      <text:p text:style-name="P56"><text:span text:style-name="T57">Summary of numeric results (high level):</text:span></text:p>
      <text:list text:style-name="LFO4" text:continue-numbering="true">
        <text:list-item>
          <text:p text:style-name="P58">Coefficient magnitudes are generally small relative to baseline sales and several are not statistically significant at conventional levels.</text:p>
        </text:list-item>
        <text:list-item>
          <text:p text:style-name="P59">Holiday_Flag is strongly positive and statistically significant — as expected,<text:s/>the<text:s/>holidays explain a large portion of peak sales. Other predictors show limited explanatory power in the linear specification.</text:p>
        </text:list-item>
      </text:list>
      <text:p text:style-name="P60"><text:span text:style-name="T61">Diagnostics (figures: residuals vs fitted, Q-Q plot, scale-location, residual histogram):</text:span></text:p>
      <text:list text:style-name="LFO5" text:continue-numbering="true">
        <text:list-item>
          <text:p text:style-name="P62"><text:span text:style-name="T63">Heteroscedasticity:</text:span><text:span text:style-name="T64"><text:s/>Residuals vs fitted shows non-constant variance (variance increases with fitted sales). This violates the OLS assumption of homoscedastic errors and suggests standard errors may be biased — robust (White) standard errors or heteroscedasticity-consistent inference should be used for hypothesis testing. (See standard diagnostics literature and tests for heteroscedasticity.)<text:s/></text:span><text:a xlink:href="https://www.stat.cmu.edu/technometrics/90-00/vol-34-02/v3402186.pdf?utm_source=chatgpt.com" office:target-frame-name="_blank" xlink:show="new"><text:span text:style-name="T65">stat.cmu</text:span><text:bookmark-start text:name="_Hlt215512823"/><text:bookmark-start text:name="_Hlt215512824"/><text:span text:style-name="T66">.</text:span><text:bookmark-end text:name="_Hlt215512823"/><text:bookmark-end text:name="_Hlt215512824"/><text:span text:style-name="T67">edu</text:span></text:a></text:p>
        </text:list-item>
        <text:list-item>
          <text:p text:style-name="P68"><text:span text:style-name="T69">Non-normal residuals:</text:span><text:span text:style-name="T70"><text:s/>Q–Q and histogram reveal skewness and heavy tails. Large positive residuals correspond to holiday spikes; such heavy tails reduce the reliability of p-values.</text:span></text:p>
        </text:list-item>
        <text:list-item>
          <text:p text:style-name="P71"><text:span text:style-name="T72">Nonlinearity / omitted variables:</text:span><text:span text:style-name="T73"><text:s/>Structure in residuals indicates OLS did not capture key dynamic patterns — seasonality, promotions, or interaction terms are likely important.</text:span></text:p>
        </text:list-item>
      </text:list>
      <text:p text:style-name="P74"><text:span text:style-name="T75">Practical consequence:</text:span><text:span text:style-name="T76"><text:s/>OLS is useful for transparent, interpretable marginal effects (especially for policy-style interpretation), but it is not an ideal forecasting engine in this retail<text:s/></text:span><text:soft-page-break/><text:span text:style-name="T77">context. Forecast accuracy and correctness of inference will improve after addressing heteroscedasticity and nonlinearity (e.g., transform the target, include seasonal dummies, or use non-linear models).</text:span></text:p>
      <text:p text:style-name="P78"/>
      <text:h text:style-name="P79" text:outline-level="2">Integrated interpretation (putting plots, correlation and regression together)</text:h>
      <text:p text:style-name="P80"><text:span text:style-name="T81">The<text:s/></text:span><text:span text:style-name="T82">boxplots &amp; time series</text:span><text:span text:style-name="T83"><text:s/>show pronounced seasonality and outliers driven by holidays; the<text:s/></text:span><text:span text:style-name="T84">heatmap</text:span><text:span text:style-name="T85"><text:s/>shows that common macro predictors in the file are weak linear drivers; the<text:s/></text:span><text:span text:style-name="T86">OLS diagnostics</text:span><text:span text:style-name="T87"><text:s/>show OLS is interpretable but mis-specified for forecasting.</text:span></text:p>
      <text:p text:style-name="P88"><text:span text:style-name="T89">Together, the evidence suggests: retail sales are driven largely by<text:s/></text:span><text:span text:style-name="T90">idiosyncratic and contextual factors</text:span><text:span text:style-name="T91"><text:s/>(promotions, product mix, store events, day-of-week, SKU effects), which are not captured by the small set of macro predictors in this dataset. Similar conclusions are reached in applied retail forecasting literature: adding SKU-level promotions, intra-category features, and richer event indicators materially improves performance.<text:s/></text:span></text:p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pher Odiyi</meta:initial-creator>
    <dc:creator>Christopher Odiyi</dc:creator>
    <meta:creation-date>2025-12-01T19:13:00Z</meta:creation-date>
    <dc:date>2025-12-01T19:35:00Z</dc:date>
    <meta:print-date>2025-12-01T19:34:00Z</meta:print-date>
    <meta:template xlink:href="Normal" xlink:type="simple"/>
    <meta:editing-cycles>1</meta:editing-cycles>
    <meta:editing-duration>PT1320S</meta:editing-duration>
    <meta:document-statistic meta:page-count="3" meta:paragraph-count="12" meta:word-count="915" meta:character-count="6125" meta:row-count="43" meta:non-whitespace-character-count="5222"/>
  </office:meta>
</office:document-meta>
</file>